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.222cm" fo:min-width="6.26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7.26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.222cm" fo:min-width="7.13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6.084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draw:stroke="solid" draw:stroke-dash="Ultrafine_20_2_20_Dots_20_3_20_Dashes" svg:stroke-color="#000000" draw:marker-start="" draw:fill-color="#ffffff" draw:textarea-horizontal-align="justify" draw:textarea-vertical-align="middle" draw:auto-grow-height="false" fo:min-height="5.868cm" fo:min-width="12.708cm" draw:shadow="visib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6.82cm" svg:height="1.524cm" svg:x="18.072cm" svg:y="1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82cm" svg:height="1.524cm" svg:x="4.372cm" svg:y="12.0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.69cm" svg:height="1.524cm" svg:x="10.598cm" svg:y="17.398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1.482cm" svg:y1="15.294cm" svg:x2="18.288cm" svg:y2="18.16cm" draw:start-shape="id1" draw:start-glue-point="2" draw:end-shape="id2" draw:end-glue-point="1" svg:d="M21482 15294c0 1911-1064 2866-3194 2866" svg:viewBox="0 0 3195 2867">
          <text:p/>
        </draw:connector>
        <draw:connector draw:style-name="gr4" draw:text-style-name="P3" draw:layer="layout" draw:type="curve" svg:x1="20.166cm" svg:y1="8.226cm" svg:x2="21.482cm" svg:y2="13.77cm" draw:start-shape="id3" draw:start-glue-point="1" draw:end-shape="id1" draw:end-glue-point="0" svg:d="M20166 8226c878 0 1316 1848 1316 5544" svg:viewBox="0 0 1317 5545">
          <text:p/>
        </draw:connector>
        <draw:connector draw:style-name="gr4" draw:text-style-name="P3" draw:layer="layout" draw:type="curve" svg:x1="12.192cm" svg:y1="12.798cm" svg:x2="16.848cm" svg:y2="8.988cm" draw:start-shape="id4" draw:start-glue-point="1" draw:end-shape="id3" draw:end-glue-point="2" svg:d="M12192 12798c3104 0 4656-1270 4656-3810" svg:viewBox="0 0 4657 3811">
          <text:p/>
        </draw:connector>
        <draw:connector draw:style-name="gr4" draw:text-style-name="P3" draw:layer="layout" draw:type="curve" svg:x1="12.192cm" svg:y1="12.798cm" svg:x2="18.072cm" svg:y2="14.532cm" draw:start-shape="id4" draw:start-glue-point="1" draw:end-shape="id1" draw:end-glue-point="3" svg:d="M12192 12798c4410 0 1470 1734 5880 1734" svg:viewBox="0 0 5881 1735">
          <text:p/>
        </draw:connector>
        <draw:connector draw:style-name="gr4" draw:text-style-name="P3" draw:layer="layout" draw:type="curve" svg:x1="13.53cm" svg:y1="8.226cm" svg:x2="8.282cm" svg:y2="12.036cm" draw:start-shape="id3" draw:start-glue-point="3" draw:end-shape="id4" draw:end-glue-point="0" svg:d="M13530 8226c-3499 0-5248 1270-5248 3810" svg:viewBox="0 0 5249 3811">
          <text:p/>
        </draw:connector>
        <draw:connector draw:style-name="gr4" draw:text-style-name="P3" draw:layer="layout" draw:type="curve" svg:x1="14.443cm" svg:y1="17.398cm" svg:x2="18.072cm" svg:y2="14.532cm" draw:start-shape="id2" draw:start-glue-point="0" draw:end-shape="id1" draw:end-glue-point="3" svg:d="M14443 17398c0-1911 1209-2866 3629-2866" svg:viewBox="0 0 3630 2867">
          <text:p/>
        </draw:connector>
        <draw:connector draw:style-name="gr4" draw:text-style-name="P3" draw:layer="layout" draw:type="curve" svg:x1="10.598cm" svg:y1="18.16cm" svg:x2="8.282cm" svg:y2="13.56cm" draw:start-shape="id2" draw:start-glue-point="3" draw:end-shape="id4" draw:end-glue-point="2" svg:d="M10598 18160c-1544 0-2316-1533-2316-4600" svg:viewBox="0 0 2317 4601">
          <text:p/>
        </draw:connector>
        <draw:custom-shape draw:style-name="gr5" draw:text-style-name="P2" xml:id="id3" draw:id="id3" draw:layer="layout" svg:width="6.636cm" svg:height="1.524cm" svg:x="13.53cm" svg:y="7.464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-0.352cm 0.323cm" svg:x1="16.848cm" svg:y1="7.464cm" svg:x2="20.166cm" svg:y2="8.226cm" draw:start-shape="id3" draw:start-glue-point="0" draw:end-shape="id3" draw:end-glue-point="1" svg:d="M16848 7464c0-1318 2085-1099 3233-579s1360 1341 85 1341" svg:viewBox="0 0 4189 1748">
          <text:p/>
        </draw:connector>
        <draw:g>
          <svg:title>TexMaths</svg:title>
          <svg:desc>20§latex§$1: i, p, p', \pmb{p'',f = 0}$§svg§600§TRUE§</svg:desc>
          <draw:polygon draw:style-name="gr6" draw:text-style-name="P4" draw:layer="layout" svg:width="5.741cm" svg:height="0.685cm" svg:x="13.823cm" svg:y="7.907cm" svg:viewBox="0 0 5742 686" draw:points="2872,686 0,686 0,0 5742,0 5742,686">
            <text:p/>
          </draw:polygon>
          <draw:path draw:style-name="gr7" draw:text-style-name="P5" draw:layer="layout" svg:width="0.233cm" svg:height="0.469cm" svg:x="13.885cm" svg:y="7.985cm" svg:viewBox="0 0 234 470" svg:d="M146 18c0-16 0-18-16-18-44 46-108 46-130 46v22c14 0 56 0 92-20v366c0 26-2 34-66 34h-22v22c26-2 86-2 116-2 28 0 90 0 114 2v-22h-22c-64 0-66-8-66-34z">
            <text:p/>
          </draw:path>
          <draw:path draw:style-name="gr7" draw:text-style-name="P5" draw:layer="layout" svg:width="0.075cm" svg:height="0.303cm" svg:x="14.429cm" svg:y="8.151cm" svg:viewBox="0 0 76 304" svg:d="M76 38c0-22-16-38-38-38-20 0-38 16-38 38 0 20 18 38 38 38 22 0 38-18 38-38zM76 268c0-22-16-38-38-38-20 0-38 16-38 38 0 20 18 36 38 36 22 0 38-16 38-36z">
            <text:p/>
          </draw:path>
          <draw:path draw:style-name="gr7" draw:text-style-name="P5" draw:layer="layout" svg:width="0.187cm" svg:height="0.473cm" svg:x="14.779cm" svg:y="7.98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7" draw:text-style-name="P5" draw:layer="layout" svg:width="0.083cm" svg:height="0.211cm" svg:x="15.059cm" svg:y="8.3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67cm" svg:height="0.449cm" svg:x="15.289cm" svg:y="8.1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083cm" svg:height="0.211cm" svg:x="15.723cm" svg:y="8.379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5" draw:layer="layout" svg:width="0.367cm" svg:height="0.449cm" svg:x="15.953cm" svg:y="8.1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16.351cm" svg:y="7.923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083cm" svg:height="0.211cm" svg:x="16.585cm" svg:y="8.3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67cm" svg:height="0.449cm" svg:x="16.783cm" svg:y="8.1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17.181cm" svg:y="7.923cm" svg:viewBox="0 0 126 256" svg:d="M122 44c2-10 4-14 4-16 0-16-14-28-30-28-20 0-26 16-28 24l-66 214c0 2-2 8-2 8 0 6 16 10 20 10s4 0 6-8z">
            <text:p/>
          </draw:path>
          <draw:path draw:style-name="gr7" draw:text-style-name="P5" draw:layer="layout" svg:width="0.125cm" svg:height="0.255cm" svg:x="17.343cm" svg:y="7.923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083cm" svg:height="0.211cm" svg:x="17.577cm" svg:y="8.3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51cm" svg:height="0.641cm" svg:x="17.865cm" svg:y="7.95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7" draw:text-style-name="P5" draw:layer="layout" svg:width="0.469cm" svg:height="0.165cm" svg:x="18.481cm" svg:y="8.195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97cm" svg:height="0.485cm" svg:x="19.209cm" svg:y="7.98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7" draw:text-style-name="P5" draw:layer="layout" svg:width="0.367cm" svg:height="0.449cm" svg:x="16.799cm" svg:y="8.1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17.197cm" svg:y="7.905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125cm" svg:height="0.255cm" svg:x="17.359cm" svg:y="7.905cm" svg:viewBox="0 0 126 256" svg:d="M120 44c4-10 6-14 6-16 0-16-14-28-30-28-20 0-26 16-28 24l-66 214c0 2-2 8-2 8 0 6 16 10 20 10 2 0 4 0 6-8z">
            <text:p/>
          </draw:path>
          <draw:path draw:style-name="gr7" draw:text-style-name="P5" draw:layer="layout" svg:width="0.083cm" svg:height="0.211cm" svg:x="17.593cm" svg:y="8.359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5" draw:layer="layout" svg:width="0.351cm" svg:height="0.641cm" svg:x="17.881cm" svg:y="7.93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text-style-name="P5" draw:layer="layout" svg:width="0.469cm" svg:height="0.165cm" svg:x="18.497cm" svg:y="8.177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97cm" svg:height="0.485cm" svg:x="19.225cm" svg:y="7.96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7" draw:text-style-name="P5" draw:layer="layout" svg:width="0.367cm" svg:height="0.449cm" svg:x="16.813cm" svg:y="8.1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17.213cm" svg:y="7.923cm" svg:viewBox="0 0 126 256" svg:d="M120 44c4-10 6-14 6-16 0-16-14-28-30-28-20 0-26 16-28 24l-66 214c0 2-2 8-2 8 0 6 16 10 20 10 2 0 4 0 6-8z">
            <text:p/>
          </draw:path>
          <draw:path draw:style-name="gr7" draw:text-style-name="P5" draw:layer="layout" svg:width="0.125cm" svg:height="0.255cm" svg:x="17.373cm" svg:y="7.923cm" svg:viewBox="0 0 126 256" svg:d="M122 44c2-10 4-14 4-16 0-16-14-28-30-28-20 0-26 16-28 24l-66 214c0 2-2 8-2 8 0 6 16 10 20 10s4 0 8-8z">
            <text:p/>
          </draw:path>
          <draw:path draw:style-name="gr7" draw:text-style-name="P5" draw:layer="layout" svg:width="0.083cm" svg:height="0.211cm" svg:x="17.609cm" svg:y="8.3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51cm" svg:height="0.641cm" svg:x="17.897cm" svg:y="7.95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text-style-name="P5" draw:layer="layout" svg:width="0.469cm" svg:height="0.165cm" svg:x="18.513cm" svg:y="8.195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97cm" svg:height="0.485cm" svg:x="19.241cm" svg:y="7.98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</draw:g>
        <draw:g>
          <svg:title>TexMaths</svg:title>
          <svg:desc>20§latex§$2: i, p, p',\pmb{null,f = 0}$§svg§600§TRUE§</svg:desc>
          <draw:polygon draw:style-name="gr6" draw:text-style-name="P4" draw:layer="layout" svg:width="6.297cm" svg:height="0.665cm" svg:x="5.023cm" svg:y="12.508cm" svg:viewBox="0 0 6298 666" draw:points="3148,666 0,666 0,0 6298,0 6298,666">
            <text:p/>
          </draw:polygon>
          <draw:path draw:style-name="gr7" draw:text-style-name="P5" draw:layer="layout" svg:width="0.281cm" svg:height="0.469cm" svg:x="5.059cm" svg:y="12.5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7" draw:text-style-name="P5" draw:layer="layout" svg:width="0.075cm" svg:height="0.303cm" svg:x="5.629cm" svg:y="12.732cm" svg:viewBox="0 0 76 304" svg:d="M76 38c0-22-16-38-38-38-20 0-38 16-38 38 0 20 18 38 38 38 22 0 38-18 38-38zM76 268c0-22-16-38-38-38-20 0-38 16-38 38 0 20 18 36 38 36 22 0 38-16 38-36z">
            <text:p/>
          </draw:path>
          <draw:path draw:style-name="gr7" draw:text-style-name="P5" draw:layer="layout" svg:width="0.187cm" svg:height="0.473cm" svg:x="5.979cm" svg:y="12.57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7" draw:text-style-name="P5" draw:layer="layout" svg:width="0.083cm" svg:height="0.211cm" svg:x="6.259cm" svg:y="12.9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67cm" svg:height="0.449cm" svg:x="6.489cm" svg:y="12.7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083cm" svg:height="0.211cm" svg:x="6.923cm" svg:y="12.96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5" draw:layer="layout" svg:width="0.367cm" svg:height="0.449cm" svg:x="7.153cm" svg:y="12.7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7.551cm" svg:y="12.506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083cm" svg:height="0.211cm" svg:x="7.785cm" svg:y="12.9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81cm" svg:height="0.319cm" svg:x="8.025cm" svg:y="12.7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7" draw:text-style-name="P5" draw:layer="layout" svg:width="0.363cm" svg:height="0.319cm" svg:x="8.445cm" svg:y="12.72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5" draw:layer="layout" svg:width="0.151cm" svg:height="0.497cm" svg:x="8.857cm" svg:y="12.548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5" draw:layer="layout" svg:width="0.151cm" svg:height="0.497cm" svg:x="9.081cm" svg:y="12.5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083cm" svg:height="0.211cm" svg:x="9.333cm" svg:y="12.9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51cm" svg:height="0.641cm" svg:x="9.621cm" svg:y="12.5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7" draw:text-style-name="P5" draw:layer="layout" svg:width="0.469cm" svg:height="0.165cm" svg:x="10.237cm" svg:y="12.778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97cm" svg:height="0.485cm" svg:x="10.965cm" svg:y="12.5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7" draw:text-style-name="P5" draw:layer="layout" svg:width="0.381cm" svg:height="0.319cm" svg:x="8.041cm" svg:y="12.70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5" draw:layer="layout" svg:width="0.363cm" svg:height="0.319cm" svg:x="8.461cm" svg:y="12.70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5" draw:layer="layout" svg:width="0.151cm" svg:height="0.497cm" svg:x="8.873cm" svg:y="12.5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151cm" svg:height="0.497cm" svg:x="9.095cm" svg:y="12.5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083cm" svg:height="0.211cm" svg:x="9.347cm" svg:y="12.942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5" draw:layer="layout" svg:width="0.351cm" svg:height="0.641cm" svg:x="9.637cm" svg:y="12.5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7" draw:text-style-name="P5" draw:layer="layout" svg:width="0.469cm" svg:height="0.165cm" svg:x="10.253cm" svg:y="12.758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97cm" svg:height="0.485cm" svg:x="10.981cm" svg:y="12.548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7" draw:text-style-name="P5" draw:layer="layout" svg:width="0.381cm" svg:height="0.319cm" svg:x="8.057cm" svg:y="12.7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7" draw:text-style-name="P5" draw:layer="layout" svg:width="0.363cm" svg:height="0.319cm" svg:x="8.477cm" svg:y="12.724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5" draw:layer="layout" svg:width="0.151cm" svg:height="0.497cm" svg:x="8.889cm" svg:y="12.5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151cm" svg:height="0.497cm" svg:x="9.111cm" svg:y="12.5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083cm" svg:height="0.211cm" svg:x="9.363cm" svg:y="12.9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51cm" svg:height="0.641cm" svg:x="9.653cm" svg:y="12.5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text-style-name="P5" draw:layer="layout" svg:width="0.469cm" svg:height="0.165cm" svg:x="10.267cm" svg:y="12.778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97cm" svg:height="0.485cm" svg:x="10.995cm" svg:y="12.5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</draw:g>
        <draw:g>
          <svg:title>TexMaths</svg:title>
          <svg:desc>20§latex§$3: i, {p}, {p'},\pmb{null,f=1}$§svg§600§TRUE§</svg:desc>
          <draw:polygon draw:style-name="gr6" draw:text-style-name="P4" draw:layer="layout" svg:width="6.297cm" svg:height="0.665cm" svg:x="18.324cm" svg:y="14.209cm" svg:viewBox="0 0 6298 666" draw:points="3150,666 0,666 0,0 6298,0 6298,666">
            <text:p/>
          </draw:polygon>
          <draw:path draw:style-name="gr7" draw:text-style-name="P5" draw:layer="layout" svg:width="0.293cm" svg:height="0.485cm" svg:x="18.354cm" svg:y="14.269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7" draw:text-style-name="P5" draw:layer="layout" svg:width="0.075cm" svg:height="0.303cm" svg:x="18.93cm" svg:y="14.433cm" svg:viewBox="0 0 76 304" svg:d="M76 38c0-22-16-38-38-38-20 0-38 16-38 38 0 20 18 38 38 38 22 0 38-18 38-38zM76 268c0-22-16-38-38-38-20 0-38 16-38 38 0 20 18 36 38 36 22 0 38-16 38-36z">
            <text:p/>
          </draw:path>
          <draw:path draw:style-name="gr7" draw:text-style-name="P5" draw:layer="layout" svg:width="0.187cm" svg:height="0.473cm" svg:x="19.28cm" svg:y="14.271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7" draw:text-style-name="P5" draw:layer="layout" svg:width="0.083cm" svg:height="0.211cm" svg:x="19.56cm" svg:y="14.66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67cm" svg:height="0.449cm" svg:x="19.79cm" svg:y="14.42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083cm" svg:height="0.211cm" svg:x="20.224cm" svg:y="14.661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5" draw:layer="layout" svg:width="0.367cm" svg:height="0.449cm" svg:x="20.454cm" svg:y="14.42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20.852cm" svg:y="14.207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083cm" svg:height="0.211cm" svg:x="21.088cm" svg:y="14.661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5" draw:layer="layout" svg:width="0.381cm" svg:height="0.319cm" svg:x="21.328cm" svg:y="14.425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7" draw:text-style-name="P5" draw:layer="layout" svg:width="0.363cm" svg:height="0.319cm" svg:x="21.748cm" svg:y="14.425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5" draw:layer="layout" svg:width="0.151cm" svg:height="0.497cm" svg:x="22.16cm" svg:y="14.24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151cm" svg:height="0.497cm" svg:x="22.382cm" svg:y="14.24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083cm" svg:height="0.211cm" svg:x="22.634cm" svg:y="14.66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51cm" svg:height="0.641cm" svg:x="22.924cm" svg:y="14.241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text-style-name="P5" draw:layer="layout" svg:width="0.469cm" svg:height="0.165cm" svg:x="23.54cm" svg:y="14.479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33cm" svg:height="0.469cm" svg:x="24.302cm" svg:y="14.269cm" svg:viewBox="0 0 234 470" svg:d="M146 18c0-16 0-18-16-18-44 46-108 46-130 46v22c14 0 56 0 92-20v366c0 26-2 34-66 34h-22v22c26-2 86-2 116-2 28 0 90 0 114 2v-22h-22c-64 0-66-8-66-34z">
            <text:p/>
          </draw:path>
          <draw:path draw:style-name="gr7" draw:text-style-name="P5" draw:layer="layout" svg:width="0.383cm" svg:height="0.319cm" svg:x="21.344cm" svg:y="14.407cm" svg:viewBox="0 0 384 320" svg:d="M42 270c-2 12-6 28-6 32 0 12 10 18 20 18 8 0 22-6 26-20 0 0 10-34 14-52l16-64c4-14 8-30 10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5" draw:layer="layout" svg:width="0.363cm" svg:height="0.319cm" svg:x="21.764cm" svg:y="14.407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5" draw:layer="layout" svg:width="0.151cm" svg:height="0.497cm" svg:x="22.176cm" svg:y="14.229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5" draw:layer="layout" svg:width="0.151cm" svg:height="0.497cm" svg:x="22.398cm" svg:y="14.22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083cm" svg:height="0.211cm" svg:x="22.65cm" svg:y="14.64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51cm" svg:height="0.641cm" svg:x="22.938cm" svg:y="14.221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7" draw:text-style-name="P5" draw:layer="layout" svg:width="0.469cm" svg:height="0.165cm" svg:x="23.554cm" svg:y="14.459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33cm" svg:height="0.469cm" svg:x="24.318cm" svg:y="14.249cm" svg:viewBox="0 0 234 470" svg:d="M146 18c0-16 0-18-16-18-44 46-108 46-130 46v22c14 0 56 0 92-20v366c0 26-2 34-66 34h-22v22c26-2 86-2 116-2 28 0 90 0 114 2v-22h-22c-64 0-66-8-66-34z">
            <text:p/>
          </draw:path>
          <draw:path draw:style-name="gr7" draw:text-style-name="P5" draw:layer="layout" svg:width="0.381cm" svg:height="0.319cm" svg:x="21.36cm" svg:y="14.425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7" draw:text-style-name="P5" draw:layer="layout" svg:width="0.363cm" svg:height="0.319cm" svg:x="21.78cm" svg:y="14.425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5" draw:layer="layout" svg:width="0.151cm" svg:height="0.497cm" svg:x="22.19cm" svg:y="14.249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151cm" svg:height="0.497cm" svg:x="22.414cm" svg:y="14.249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5" draw:layer="layout" svg:width="0.083cm" svg:height="0.211cm" svg:x="22.666cm" svg:y="14.661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5" draw:layer="layout" svg:width="0.351cm" svg:height="0.641cm" svg:x="22.954cm" svg:y="14.241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text-style-name="P5" draw:layer="layout" svg:width="0.469cm" svg:height="0.165cm" svg:x="23.57cm" svg:y="14.479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33cm" svg:height="0.469cm" svg:x="24.334cm" svg:y="14.269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$4: i, p, p',\pmb{p'',f = 1}$§svg§600§TRUE§</svg:desc>
          <draw:polygon draw:style-name="gr6" draw:text-style-name="P4" draw:layer="layout" svg:width="5.741cm" svg:height="0.685cm" svg:x="11.423cm" svg:y="17.81cm" svg:viewBox="0 0 5742 686" draw:points="2872,686 0,686 0,0 5742,0 5742,686">
            <text:p/>
          </draw:polygon>
          <draw:path draw:style-name="gr7" draw:text-style-name="P5" draw:layer="layout" svg:width="0.313cm" svg:height="0.477cm" svg:x="11.443cm" svg:y="17.88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7" draw:text-style-name="P5" draw:layer="layout" svg:width="0.075cm" svg:height="0.303cm" svg:x="12.029cm" svg:y="18.054cm" svg:viewBox="0 0 76 304" svg:d="M76 38c0-22-16-38-38-38-20 0-38 16-38 38 0 20 18 38 38 38 22 0 38-18 38-38zM76 268c0-22-16-38-38-38-20 0-38 16-38 38 0 20 18 36 38 36 22 0 38-16 38-36z">
            <text:p/>
          </draw:path>
          <draw:path draw:style-name="gr7" draw:text-style-name="P5" draw:layer="layout" svg:width="0.187cm" svg:height="0.473cm" svg:x="12.379cm" svg:y="17.892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7" draw:text-style-name="P5" draw:layer="layout" svg:width="0.083cm" svg:height="0.211cm" svg:x="12.659cm" svg:y="18.28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67cm" svg:height="0.449cm" svg:x="12.889cm" svg:y="18.0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083cm" svg:height="0.211cm" svg:x="13.323cm" svg:y="18.282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5" draw:layer="layout" svg:width="0.367cm" svg:height="0.449cm" svg:x="13.553cm" svg:y="18.0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13.951cm" svg:y="17.826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083cm" svg:height="0.211cm" svg:x="14.185cm" svg:y="18.28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67cm" svg:height="0.449cm" svg:x="14.383cm" svg:y="18.0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14.781cm" svg:y="17.826cm" svg:viewBox="0 0 126 256" svg:d="M122 44c2-10 4-14 4-16 0-16-14-28-30-28-20 0-26 16-28 24l-66 214c0 2-2 8-2 8 0 6 16 10 20 10s4 0 6-8z">
            <text:p/>
          </draw:path>
          <draw:path draw:style-name="gr7" draw:text-style-name="P5" draw:layer="layout" svg:width="0.125cm" svg:height="0.255cm" svg:x="14.943cm" svg:y="17.826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083cm" svg:height="0.211cm" svg:x="15.177cm" svg:y="18.28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51cm" svg:height="0.641cm" svg:x="15.465cm" svg:y="17.86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7" draw:text-style-name="P5" draw:layer="layout" svg:width="0.469cm" svg:height="0.165cm" svg:x="16.081cm" svg:y="18.098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33cm" svg:height="0.469cm" svg:x="16.845cm" svg:y="17.888cm" svg:viewBox="0 0 234 470" svg:d="M146 18c0-16 0-18-16-18-44 46-108 46-130 46v22c14 0 56 0 92-20v366c0 26-2 34-66 34h-22v22c26-2 86-2 116-2 28 0 90 0 114 2v-22h-22c-64 0-66-8-66-34z">
            <text:p/>
          </draw:path>
          <draw:path draw:style-name="gr7" draw:text-style-name="P5" draw:layer="layout" svg:width="0.367cm" svg:height="0.449cm" svg:x="14.399cm" svg:y="18.0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14.797cm" svg:y="17.808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125cm" svg:height="0.255cm" svg:x="14.959cm" svg:y="17.808cm" svg:viewBox="0 0 126 256" svg:d="M120 44c4-10 6-14 6-16 0-16-14-28-30-28-20 0-26 16-28 24l-66 214c0 2-2 8-2 8 0 6 16 10 20 10 2 0 4 0 6-8z">
            <text:p/>
          </draw:path>
          <draw:path draw:style-name="gr7" draw:text-style-name="P5" draw:layer="layout" svg:width="0.083cm" svg:height="0.211cm" svg:x="15.193cm" svg:y="18.262cm" svg:viewBox="0 0 84 212" svg:d="M84 74c0-46-18-74-46-74-24 0-38 18-38 38 0 18 14 38 38 38 8 0 18-4 26-10 2-2 2-2 4-2v10c0 54-24 96-48 120-8 6-8 8-8 10 0 6 4 8 6 8 8 0 66-54 66-138z">
            <text:p/>
          </draw:path>
          <draw:path draw:style-name="gr7" draw:text-style-name="P5" draw:layer="layout" svg:width="0.351cm" svg:height="0.641cm" svg:x="15.481cm" svg:y="17.8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text-style-name="P5" draw:layer="layout" svg:width="0.469cm" svg:height="0.165cm" svg:x="16.097cm" svg:y="18.08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33cm" svg:height="0.469cm" svg:x="16.861cm" svg:y="17.87cm" svg:viewBox="0 0 234 470" svg:d="M146 18c0-16 0-18-16-18-44 46-108 46-130 46v22c14 0 56 0 92-20v366c0 26-2 34-66 34h-22v22c26-2 86-2 116-2 28 0 90 0 114 2v-22h-22c-64 0-66-8-66-34z">
            <text:p/>
          </draw:path>
          <draw:path draw:style-name="gr7" draw:text-style-name="P5" draw:layer="layout" svg:width="0.367cm" svg:height="0.449cm" svg:x="14.413cm" svg:y="18.0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14.813cm" svg:y="17.826cm" svg:viewBox="0 0 126 256" svg:d="M120 44c4-10 6-14 6-16 0-16-14-28-30-28-20 0-26 16-28 24l-66 214c0 2-2 8-2 8 0 6 16 10 20 10 2 0 4 0 6-8z">
            <text:p/>
          </draw:path>
          <draw:path draw:style-name="gr7" draw:text-style-name="P5" draw:layer="layout" svg:width="0.125cm" svg:height="0.255cm" svg:x="14.973cm" svg:y="17.826cm" svg:viewBox="0 0 126 256" svg:d="M122 44c2-10 4-14 4-16 0-16-14-28-30-28-20 0-26 16-28 24l-66 214c0 2-2 8-2 8 0 6 16 10 20 10s4 0 8-8z">
            <text:p/>
          </draw:path>
          <draw:path draw:style-name="gr7" draw:text-style-name="P5" draw:layer="layout" svg:width="0.083cm" svg:height="0.211cm" svg:x="15.209cm" svg:y="18.28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text-style-name="P5" draw:layer="layout" svg:width="0.351cm" svg:height="0.641cm" svg:x="15.497cm" svg:y="17.86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text-style-name="P5" draw:layer="layout" svg:width="0.469cm" svg:height="0.165cm" svg:x="16.113cm" svg:y="18.098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33cm" svg:height="0.469cm" svg:x="16.875cm" svg:y="17.888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$\texttt{LU}_{p''}/\texttt{FORGETP}$§svg§600§TRUE§</svg:desc>
          <draw:polygon draw:style-name="gr6" draw:text-style-name="P4" draw:layer="layout" svg:width="4.333cm" svg:height="0.727cm" svg:x="22.137cm" svg:y="10.315cm" svg:viewBox="0 0 4334 728" draw:points="2166,728 0,728 0,0 4334,0 4334,728">
            <text:p/>
          </draw:polygon>
          <draw:path draw:style-name="gr7" draw:text-style-name="P5" draw:layer="layout" svg:width="0.321cm" svg:height="0.431cm" svg:x="22.159cm" svg:y="10.411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7" draw:text-style-name="P5" draw:layer="layout" svg:width="0.363cm" svg:height="0.439cm" svg:x="22.507cm" svg:y="10.411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7" draw:text-style-name="P5" draw:layer="layout" svg:width="0.275cm" svg:height="0.313cm" svg:x="22.875cm" svg:y="10.72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5" draw:layer="layout" svg:width="0.099cm" svg:height="0.185cm" svg:x="23.197cm" svg:y="10.609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099cm" svg:height="0.185cm" svg:x="23.351cm" svg:y="10.609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275cm" svg:height="0.703cm" svg:x="23.583cm" svg:y="10.313cm" svg:viewBox="0 0 276 704" svg:d="M272 26c4-8 4-12 4-12 0-8-6-14-14-14-6 0-10 2-12 6l-246 672c-4 10-4 12-4 12 0 8 6 14 14 14 10 0 12-4 16-16z">
            <text:p/>
          </draw:path>
          <draw:path draw:style-name="gr7" draw:text-style-name="P5" draw:layer="layout" svg:width="0.325cm" svg:height="0.431cm" svg:x="23.915cm" svg:y="10.411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7" draw:text-style-name="P5" draw:layer="layout" svg:width="0.291cm" svg:height="0.445cm" svg:x="24.303cm" svg:y="10.403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7" draw:text-style-name="P5" draw:layer="layout" svg:width="0.353cm" svg:height="0.439cm" svg:x="24.647cm" svg:y="10.411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323cm" svg:height="0.445cm" svg:x="25.025cm" svg:y="10.403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7" draw:text-style-name="P5" draw:layer="layout" svg:width="0.335cm" svg:height="0.431cm" svg:x="25.385cm" svg:y="10.411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7" draw:text-style-name="P5" draw:layer="layout" svg:width="0.333cm" svg:height="0.431cm" svg:x="25.751cm" svg:y="10.411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7" draw:text-style-name="P5" draw:layer="layout" svg:width="0.321cm" svg:height="0.431cm" svg:x="26.119cm" svg:y="10.411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LU}_{p'}/\texttt{FORGETP}$§svg§600§TRUE§</svg:desc>
          <draw:polygon draw:style-name="gr6" draw:text-style-name="P4" draw:layer="layout" svg:width="4.177cm" svg:height="0.727cm" svg:x="9.182cm" svg:y="10.3cm" svg:viewBox="0 0 4178 728" draw:points="2090,728 0,728 0,0 4178,0 4178,728">
            <text:p/>
          </draw:polygon>
          <draw:path draw:style-name="gr7" draw:text-style-name="P5" draw:layer="layout" svg:width="0.321cm" svg:height="0.431cm" svg:x="9.204cm" svg:y="10.396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7" draw:text-style-name="P5" draw:layer="layout" svg:width="0.363cm" svg:height="0.439cm" svg:x="9.552cm" svg:y="10.396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7" draw:text-style-name="P5" draw:layer="layout" svg:width="0.275cm" svg:height="0.313cm" svg:x="9.92cm" svg:y="10.7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5" draw:layer="layout" svg:width="0.099cm" svg:height="0.185cm" svg:x="10.242cm" svg:y="10.594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275cm" svg:height="0.703cm" svg:x="10.474cm" svg:y="10.298cm" svg:viewBox="0 0 276 704" svg:d="M272 26c4-8 4-12 4-12 0-8-6-14-14-14-6 0-10 2-12 6l-246 672c-4 10-4 12-4 12 0 8 6 14 14 14 10 0 12-4 16-16z">
            <text:p/>
          </draw:path>
          <draw:path draw:style-name="gr7" draw:text-style-name="P5" draw:layer="layout" svg:width="0.325cm" svg:height="0.431cm" svg:x="10.804cm" svg:y="10.396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7" draw:text-style-name="P5" draw:layer="layout" svg:width="0.291cm" svg:height="0.445cm" svg:x="11.192cm" svg:y="10.38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7" draw:text-style-name="P5" draw:layer="layout" svg:width="0.353cm" svg:height="0.439cm" svg:x="11.536cm" svg:y="10.39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323cm" svg:height="0.445cm" svg:x="11.914cm" svg:y="10.38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7" draw:text-style-name="P5" draw:layer="layout" svg:width="0.335cm" svg:height="0.431cm" svg:x="12.274cm" svg:y="10.396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7" draw:text-style-name="P5" draw:layer="layout" svg:width="0.333cm" svg:height="0.431cm" svg:x="12.642cm" svg:y="10.396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7" draw:text-style-name="P5" draw:layer="layout" svg:width="0.321cm" svg:height="0.431cm" svg:x="13.01cm" svg:y="10.396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6" draw:text-style-name="P4" draw:layer="layout" svg:width="2.793cm" svg:height="0.727cm" svg:x="16.849cm" svg:y="10.268cm" svg:viewBox="0 0 2794 728" draw:points="1398,728 0,728 0,0 2794,0 2794,728">
            <text:p/>
          </draw:polygon>
          <draw:path draw:style-name="gr7" draw:text-style-name="P5" draw:layer="layout" svg:width="0.331cm" svg:height="0.439cm" svg:x="16.867cm" svg:y="10.3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17.229cm" svg:y="10.36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7" draw:text-style-name="P5" draw:layer="layout" svg:width="0.353cm" svg:height="0.439cm" svg:x="17.599cm" svg:y="10.36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275cm" svg:height="0.703cm" svg:x="17.995cm" svg:y="10.266cm" svg:viewBox="0 0 276 704" svg:d="M272 26c4-8 4-12 4-12 0-8-6-14-14-14-6 0-10 2-12 6l-246 672c-4 10-4 12-4 12 0 8 6 14 14 14 10 0 12-4 16-16z">
            <text:p/>
          </draw:path>
          <draw:path draw:style-name="gr7" draw:text-style-name="P5" draw:layer="layout" svg:width="0.331cm" svg:height="0.439cm" svg:x="18.325cm" svg:y="10.3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18.687cm" svg:y="10.36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7" draw:text-style-name="P5" draw:layer="layout" svg:width="0.275cm" svg:height="0.313cm" svg:x="19.043cm" svg:y="10.6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5" draw:layer="layout" svg:width="0.099cm" svg:height="0.185cm" svg:x="19.365cm" svg:y="10.562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099cm" svg:height="0.185cm" svg:x="19.521cm" svg:y="10.562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}/null$§svg§600§TRUE§</svg:desc>
          <draw:polygon draw:style-name="gr6" draw:text-style-name="P4" draw:layer="layout" svg:width="2.871cm" svg:height="0.727cm" svg:x="15.735cm" svg:y="12.819cm" svg:viewBox="0 0 2872 728" draw:points="1436,728 0,728 0,0 2872,0 2872,728">
            <text:p/>
          </draw:polygon>
          <draw:path draw:style-name="gr7" draw:text-style-name="P5" draw:layer="layout" svg:width="0.321cm" svg:height="0.431cm" svg:x="15.757cm" svg:y="12.915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7" draw:text-style-name="P5" draw:layer="layout" svg:width="0.363cm" svg:height="0.439cm" svg:x="16.105cm" svg:y="12.915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7" draw:text-style-name="P5" draw:layer="layout" svg:width="0.275cm" svg:height="0.313cm" svg:x="16.473cm" svg:y="13.23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5" draw:layer="layout" svg:width="0.099cm" svg:height="0.185cm" svg:x="16.795cm" svg:y="13.113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275cm" svg:height="0.703cm" svg:x="17.027cm" svg:y="12.817cm" svg:viewBox="0 0 276 704" svg:d="M272 26c4-8 4-12 4-12 0-8-6-14-14-14-6 0-10 2-12 6l-246 672c-4 10-4 12-4 12 0 8 6 14 14 14 10 0 12-4 16-16z">
            <text:p/>
          </draw:path>
          <draw:path draw:style-name="gr7" draw:text-style-name="P5" draw:layer="layout" svg:width="0.381cm" svg:height="0.319cm" svg:x="17.359cm" svg:y="13.033cm" svg:viewBox="0 0 382 320" svg:d="M42 270c-2 12-6 28-6 32 0 12 10 18 20 18 8 0 20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5" draw:layer="layout" svg:width="0.363cm" svg:height="0.319cm" svg:x="17.779cm" svg:y="13.033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7" draw:text-style-name="P5" draw:layer="layout" svg:width="0.151cm" svg:height="0.497cm" svg:x="18.191cm" svg:y="12.857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7" draw:text-style-name="P5" draw:layer="layout" svg:width="0.151cm" svg:height="0.497cm" svg:x="18.413cm" svg:y="12.857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connector draw:style-name="gr4" draw:text-style-name="P3" draw:layer="layout" draw:type="curve" draw:line-skew="0.624cm" svg:x1="14.443cm" svg:y1="18.922cm" svg:x2="18.288cm" svg:y2="18.16cm" draw:start-shape="id2" draw:start-glue-point="2" draw:end-shape="id2" svg:d="M14443 18922c0 1726 2186 1439 3345 817s1290-1579 500-1579" svg:viewBox="0 0 4346 2063">
          <text:p/>
        </draw:connector>
        <draw:g>
          <svg:title>TexMaths</svg:title>
          <svg:desc>20§latex§$\texttt{LU}_{p''}/\texttt{FORGETP}$§svg§600§TRUE§</svg:desc>
          <draw:polygon draw:style-name="gr6" draw:text-style-name="P4" draw:layer="layout" svg:width="4.333cm" svg:height="0.727cm" svg:x="15.037cm" svg:y="16.014cm" svg:viewBox="0 0 4334 728" draw:points="2166,728 0,728 0,0 4334,0 4334,728">
            <text:p/>
          </draw:polygon>
          <draw:path draw:style-name="gr7" draw:text-style-name="P5" draw:layer="layout" svg:width="0.321cm" svg:height="0.431cm" svg:x="15.059cm" svg:y="16.11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7" draw:text-style-name="P5" draw:layer="layout" svg:width="0.363cm" svg:height="0.439cm" svg:x="15.407cm" svg:y="16.11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7" draw:text-style-name="P5" draw:layer="layout" svg:width="0.275cm" svg:height="0.313cm" svg:x="15.775cm" svg:y="16.428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5" draw:layer="layout" svg:width="0.099cm" svg:height="0.185cm" svg:x="16.097cm" svg:y="16.308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099cm" svg:height="0.185cm" svg:x="16.251cm" svg:y="16.308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275cm" svg:height="0.703cm" svg:x="16.483cm" svg:y="16.012cm" svg:viewBox="0 0 276 704" svg:d="M272 26c4-8 4-12 4-12 0-8-6-14-14-14-6 0-10 2-12 6l-246 672c-4 10-4 12-4 12 0 8 6 14 14 14 10 0 12-4 16-16z">
            <text:p/>
          </draw:path>
          <draw:path draw:style-name="gr7" draw:text-style-name="P5" draw:layer="layout" svg:width="0.325cm" svg:height="0.431cm" svg:x="16.815cm" svg:y="16.11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7" draw:text-style-name="P5" draw:layer="layout" svg:width="0.291cm" svg:height="0.445cm" svg:x="17.203cm" svg:y="16.102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7" draw:text-style-name="P5" draw:layer="layout" svg:width="0.353cm" svg:height="0.439cm" svg:x="17.547cm" svg:y="16.11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323cm" svg:height="0.445cm" svg:x="17.925cm" svg:y="16.102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7" draw:text-style-name="P5" draw:layer="layout" svg:width="0.335cm" svg:height="0.431cm" svg:x="18.285cm" svg:y="16.11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7" draw:text-style-name="P5" draw:layer="layout" svg:width="0.333cm" svg:height="0.431cm" svg:x="18.651cm" svg:y="16.11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7" draw:text-style-name="P5" draw:layer="layout" svg:width="0.321cm" svg:height="0.431cm" svg:x="19.019cm" svg:y="16.11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6" draw:text-style-name="P4" draw:layer="layout" svg:width="2.793cm" svg:height="0.727cm" svg:x="22.25cm" svg:y="15.968cm" svg:viewBox="0 0 2794 728" draw:points="1398,728 0,728 0,0 2794,0 2794,728">
            <text:p/>
          </draw:polygon>
          <draw:path draw:style-name="gr7" draw:text-style-name="P5" draw:layer="layout" svg:width="0.331cm" svg:height="0.439cm" svg:x="22.268cm" svg:y="16.0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22.63cm" svg:y="16.06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7" draw:text-style-name="P5" draw:layer="layout" svg:width="0.353cm" svg:height="0.439cm" svg:x="23cm" svg:y="16.06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275cm" svg:height="0.703cm" svg:x="23.396cm" svg:y="15.966cm" svg:viewBox="0 0 276 704" svg:d="M272 26c4-8 4-12 4-12 0-8-6-14-14-14-6 0-10 2-12 6l-246 672c-4 10-4 12-4 12 0 8 6 14 14 14 10 0 12-4 16-16z">
            <text:p/>
          </draw:path>
          <draw:path draw:style-name="gr7" draw:text-style-name="P5" draw:layer="layout" svg:width="0.331cm" svg:height="0.439cm" svg:x="23.726cm" svg:y="16.0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24.088cm" svg:y="16.06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7" draw:text-style-name="P5" draw:layer="layout" svg:width="0.275cm" svg:height="0.313cm" svg:x="24.444cm" svg:y="16.3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5" draw:layer="layout" svg:width="0.099cm" svg:height="0.185cm" svg:x="24.766cm" svg:y="16.262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099cm" svg:height="0.185cm" svg:x="24.922cm" svg:y="16.262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}/\texttt{FORGETP}$§svg§600§TRUE§</svg:desc>
          <draw:polygon draw:style-name="gr6" draw:text-style-name="P4" draw:layer="layout" svg:width="4.177cm" svg:height="0.727cm" svg:x="9.082cm" svg:y="16cm" svg:viewBox="0 0 4178 728" draw:points="2090,728 0,728 0,0 4178,0 4178,728">
            <text:p/>
          </draw:polygon>
          <draw:path draw:style-name="gr7" draw:text-style-name="P5" draw:layer="layout" svg:width="0.321cm" svg:height="0.431cm" svg:x="9.104cm" svg:y="16.096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7" draw:text-style-name="P5" draw:layer="layout" svg:width="0.363cm" svg:height="0.439cm" svg:x="9.452cm" svg:y="16.096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7" draw:text-style-name="P5" draw:layer="layout" svg:width="0.275cm" svg:height="0.313cm" svg:x="9.82cm" svg:y="16.4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5" draw:layer="layout" svg:width="0.099cm" svg:height="0.185cm" svg:x="10.142cm" svg:y="16.294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275cm" svg:height="0.703cm" svg:x="10.374cm" svg:y="15.998cm" svg:viewBox="0 0 276 704" svg:d="M272 26c4-8 4-12 4-12 0-8-6-14-14-14-6 0-10 2-12 6l-246 672c-4 10-4 12-4 12 0 8 6 14 14 14 10 0 12-4 16-16z">
            <text:p/>
          </draw:path>
          <draw:path draw:style-name="gr7" draw:text-style-name="P5" draw:layer="layout" svg:width="0.325cm" svg:height="0.431cm" svg:x="10.704cm" svg:y="16.096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7" draw:text-style-name="P5" draw:layer="layout" svg:width="0.291cm" svg:height="0.445cm" svg:x="11.092cm" svg:y="16.08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7" draw:text-style-name="P5" draw:layer="layout" svg:width="0.353cm" svg:height="0.439cm" svg:x="11.436cm" svg:y="16.09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323cm" svg:height="0.445cm" svg:x="11.814cm" svg:y="16.08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7" draw:text-style-name="P5" draw:layer="layout" svg:width="0.335cm" svg:height="0.431cm" svg:x="12.174cm" svg:y="16.096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7" draw:text-style-name="P5" draw:layer="layout" svg:width="0.333cm" svg:height="0.431cm" svg:x="12.542cm" svg:y="16.096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7" draw:text-style-name="P5" draw:layer="layout" svg:width="0.321cm" svg:height="0.431cm" svg:x="12.91cm" svg:y="16.096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custom-shape draw:style-name="gr8" draw:text-style-name="P2" draw:layer="layout" svg:width="13.208cm" svg:height="6.118cm" svg:x="-0.23cm" svg:y="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latex§$\texttt{AVR}$ = $AV$ request has arrived§svg§600§TRUE§</svg:desc>
          <draw:polygon draw:style-name="gr6" draw:text-style-name="P4" draw:layer="layout" svg:width="9.277cm" svg:height="0.623cm" svg:x="0.149cm" svg:y="0.381cm" svg:viewBox="0 0 9278 624" draw:points="4640,624 0,624 0,0 9278,0 9278,624">
            <text:p/>
          </draw:polygon>
          <draw:path draw:style-name="gr7" draw:text-style-name="P5" draw:layer="layout" svg:width="0.331cm" svg:height="0.439cm" svg:x="0.167cm" svg:y="0.42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0.529cm" svg:y="0.437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7" draw:text-style-name="P5" draw:layer="layout" svg:width="0.353cm" svg:height="0.439cm" svg:x="0.899cm" svg:y="0.437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469cm" svg:height="0.165cm" svg:x="1.529cm" svg:y="0.609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483cm" svg:height="0.505cm" svg:x="2.295cm" svg:y="0.3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5" draw:layer="layout" svg:width="0.503cm" svg:height="0.497cm" svg:x="2.833cm" svg:y="0.38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5" draw:layer="layout" svg:width="0.237cm" svg:height="0.311cm" svg:x="3.613cm" svg:y="0.557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7" draw:text-style-name="P5" draw:layer="layout" svg:width="0.273cm" svg:height="0.323cm" svg:x="3.887cm" svg:y="0.5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5" draw:layer="layout" svg:width="0.347cm" svg:height="0.449cm" svg:x="4.203cm" svg:y="0.557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7" draw:text-style-name="P5" draw:layer="layout" svg:width="0.355cm" svg:height="0.319cm" svg:x="4.571cm" svg:y="0.557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7" draw:text-style-name="P5" draw:layer="layout" svg:width="0.273cm" svg:height="0.323cm" svg:x="4.957cm" svg:y="0.5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5" draw:layer="layout" svg:width="0.231cm" svg:height="0.323cm" svg:x="5.273cm" svg:y="0.55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7" draw:text-style-name="P5" draw:layer="layout" svg:width="0.221cm" svg:height="0.441cm" svg:x="5.539cm" svg:y="0.435cm" svg:viewBox="0 0 222 442" svg:d="M110 152h100v-22h-100v-130h-18c-2 58-22 134-92 136v16h60v194c0 88 66 96 92 96 50 0 70-50 70-96v-40h-18v40c0 52-22 78-48 78-46 0-46-64-46-76z">
            <text:p/>
          </draw:path>
          <draw:path draw:style-name="gr7" draw:text-style-name="P5" draw:layer="layout" svg:width="0.355cm" svg:height="0.489cm" svg:x="6.055cm" svg:y="0.379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7" draw:text-style-name="P5" draw:layer="layout" svg:width="0.317cm" svg:height="0.323cm" svg:x="6.451cm" svg:y="0.553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7" draw:text-style-name="P5" draw:layer="layout" svg:width="0.231cm" svg:height="0.323cm" svg:x="6.795cm" svg:y="0.55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7" draw:text-style-name="P5" draw:layer="layout" svg:width="0.317cm" svg:height="0.323cm" svg:x="7.311cm" svg:y="0.553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7" draw:text-style-name="P5" draw:layer="layout" svg:width="0.237cm" svg:height="0.311cm" svg:x="7.651cm" svg:y="0.557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7" draw:text-style-name="P5" draw:layer="layout" svg:width="0.237cm" svg:height="0.311cm" svg:x="7.925cm" svg:y="0.557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7" draw:text-style-name="P5" draw:layer="layout" svg:width="0.151cm" svg:height="0.471cm" svg:x="8.203cm" svg:y="0.3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7" draw:text-style-name="P5" draw:layer="layout" svg:width="0.345cm" svg:height="0.311cm" svg:x="8.389cm" svg:y="0.565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7" draw:text-style-name="P5" draw:layer="layout" svg:width="0.273cm" svg:height="0.323cm" svg:x="8.745cm" svg:y="0.5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5" draw:layer="layout" svg:width="0.347cm" svg:height="0.497cm" svg:x="9.061cm" svg:y="0.379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</draw:g>
        <draw:g>
          <svg:title>TexMaths</svg:title>
          <svg:desc>20§latex§$\texttt{AV}_{x}$ = $AV$ sent to SN with $x$ in $RAND$§svg§600§TRUE§</svg:desc>
          <draw:polygon draw:style-name="gr6" draw:text-style-name="P4" draw:layer="layout" svg:width="12.249cm" svg:height="0.593cm" svg:x="0.148cm" svg:y="1.181cm" svg:viewBox="0 0 12250 594" draw:points="6124,594 0,594 0,0 12250,0 12250,594">
            <text:p/>
          </draw:polygon>
          <draw:path draw:style-name="gr7" draw:text-style-name="P5" draw:layer="layout" svg:width="0.331cm" svg:height="0.439cm" svg:x="0.166cm" svg:y="1.22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0.528cm" svg:y="1.237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7" draw:text-style-name="P5" draw:layer="layout" svg:width="0.265cm" svg:height="0.223cm" svg:x="0.91cm" svg:y="1.555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7" draw:text-style-name="P5" draw:layer="layout" svg:width="0.469cm" svg:height="0.165cm" svg:x="1.514cm" svg:y="1.409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483cm" svg:height="0.505cm" svg:x="2.278cm" svg:y="1.1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5" draw:layer="layout" svg:width="0.503cm" svg:height="0.497cm" svg:x="2.818cm" svg:y="1.18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7" draw:text-style-name="P5" draw:layer="layout" svg:width="0.231cm" svg:height="0.323cm" svg:x="3.6cm" svg:y="1.35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7" draw:text-style-name="P5" draw:layer="layout" svg:width="0.273cm" svg:height="0.323cm" svg:x="3.874cm" svg:y="1.3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5" draw:layer="layout" svg:width="0.355cm" svg:height="0.311cm" svg:x="4.188cm" svg:y="1.3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7" draw:text-style-name="P5" draw:layer="layout" svg:width="0.221cm" svg:height="0.441cm" svg:x="4.548cm" svg:y="1.235cm" svg:viewBox="0 0 222 442" svg:d="M110 152h100v-22h-100v-130h-18c-2 58-22 134-92 136v16h60v194c0 88 66 96 92 96 50 0 70-50 70-96v-40h-18v40c0 52-20 78-48 78-46 0-46-64-46-76z">
            <text:p/>
          </draw:path>
          <draw:path draw:style-name="gr7" draw:text-style-name="P5" draw:layer="layout" svg:width="0.221cm" svg:height="0.441cm" svg:x="5.054cm" svg:y="1.235cm" svg:viewBox="0 0 222 442" svg:d="M110 152h100v-22h-100v-130h-18c-2 58-22 134-92 136v16h60v194c0 88 66 96 92 96 50 0 70-50 70-96v-40h-18v40c0 52-22 78-48 78-46 0-46-64-46-76z">
            <text:p/>
          </draw:path>
          <draw:path draw:style-name="gr7" draw:text-style-name="P5" draw:layer="layout" svg:width="0.313cm" svg:height="0.323cm" svg:x="5.334cm" svg:y="1.353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7" draw:text-style-name="P5" draw:layer="layout" svg:width="0.313cm" svg:height="0.513cm" svg:x="5.938cm" svg:y="1.171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7" draw:text-style-name="P5" draw:layer="layout" svg:width="0.481cm" svg:height="0.481cm" svg:x="6.31cm" svg:y="1.187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7" draw:text-style-name="P5" draw:layer="layout" svg:width="0.483cm" svg:height="0.311cm" svg:x="7.06cm" svg:y="1.365cm" svg:viewBox="0 0 484 312" svg:d="M424 68c12-36 34-46 60-46v-22c-16 2-36 2-52 2-20 0-52-2-66-2v22c26 0 42 14 42 34 0 4 0 6-4 14l-64 182-70-198c-4-8-4-10-4-12 0-20 28-20 42-20v-22c-20 0-56 2-74 2-20 0-42 0-62-2v22c26 0 36 2 44 10 4 4 12 26 16 40l-60 170-68-188c-4-8-4-10-4-12 0-20 28-20 42-20v-22c-20 0-60 2-76 2-4 0-40 0-66-2v22c36 0 44 2 52 24l90 252c2 10 4 14 14 14s10-4 14-14l72-200 72 202c2 8 4 12 14 12 8 0 10-6 14-12z">
            <text:p/>
          </draw:path>
          <draw:path draw:style-name="gr7" draw:text-style-name="P5" draw:layer="layout" svg:width="0.151cm" svg:height="0.471cm" svg:x="7.576cm" svg:y="1.1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7" draw:text-style-name="P5" draw:layer="layout" svg:width="0.221cm" svg:height="0.441cm" svg:x="7.76cm" svg:y="1.235cm" svg:viewBox="0 0 222 442" svg:d="M110 152h100v-22h-100v-130h-18c-2 58-22 134-92 136v16h60v194c0 88 66 96 92 96 50 0 70-50 70-96v-40h-18v40c0 52-22 78-48 78-46 0-46-64-46-76z">
            <text:p/>
          </draw:path>
          <draw:path draw:style-name="gr7" draw:text-style-name="P5" draw:layer="layout" svg:width="0.355cm" svg:height="0.489cm" svg:x="8.042cm" svg:y="1.179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7" draw:text-style-name="P5" draw:layer="layout" svg:width="0.351cm" svg:height="0.319cm" svg:x="8.662cm" svg:y="1.357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7" draw:text-style-name="P5" draw:layer="layout" svg:width="0.151cm" svg:height="0.471cm" svg:x="9.3cm" svg:y="1.1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7" draw:text-style-name="P5" draw:layer="layout" svg:width="0.355cm" svg:height="0.311cm" svg:x="9.494cm" svg:y="1.3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7" draw:text-style-name="P5" draw:layer="layout" svg:width="0.503cm" svg:height="0.497cm" svg:x="10.124cm" svg:y="1.187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7" draw:text-style-name="P5" draw:layer="layout" svg:width="0.483cm" svg:height="0.505cm" svg:x="10.656cm" svg:y="1.1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7" draw:text-style-name="P5" draw:layer="layout" svg:width="0.593cm" svg:height="0.481cm" svg:x="11.184cm" svg:y="1.187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7" draw:text-style-name="P5" draw:layer="layout" svg:width="0.539cm" svg:height="0.481cm" svg:x="11.824cm" svg:y="1.187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</draw:g>
        <draw:g>
          <svg:title>TexMaths</svg:title>
          <svg:desc>20§latex§$\texttt{LU}_{x}$ = Location update for $x$ has arrived§svg§600§TRUE§</svg:desc>
          <draw:polygon draw:style-name="gr6" draw:text-style-name="P4" draw:layer="layout" svg:width="12.471cm" svg:height="0.623cm" svg:x="0.148cm" svg:y="2.075cm" svg:viewBox="0 0 12472 624" draw:points="6236,624 0,624 0,0 12472,0 12472,624">
            <text:p/>
          </draw:polygon>
          <draw:path draw:style-name="gr7" draw:text-style-name="P5" draw:layer="layout" svg:width="0.321cm" svg:height="0.431cm" svg:x="0.17cm" svg:y="2.131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7" draw:text-style-name="P5" draw:layer="layout" svg:width="0.363cm" svg:height="0.439cm" svg:x="0.518cm" svg:y="2.131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7" draw:text-style-name="P5" draw:layer="layout" svg:width="0.265cm" svg:height="0.223cm" svg:x="0.91cm" svg:y="2.44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7" draw:text-style-name="P5" draw:layer="layout" svg:width="0.469cm" svg:height="0.165cm" svg:x="1.514cm" svg:y="2.303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387cm" svg:height="0.481cm" svg:x="2.276cm" svg:y="2.081cm" svg:viewBox="0 0 388 482" svg:d="M388 300h-18c-8 72-18 160-142 160h-58c-32 0-34-4-34-28v-376c0-24 0-34 66-34h24v-22c-26 2-90 2-118 2s-84 0-108-2v22h16c56 0 56 8 56 34v372c0 24 0 32-56 32h-16v22h368z">
            <text:p/>
          </draw:path>
          <draw:path draw:style-name="gr7" draw:text-style-name="P5" draw:layer="layout" svg:width="0.313cm" svg:height="0.323cm" svg:x="2.71cm" svg:y="2.2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7" draw:text-style-name="P5" draw:layer="layout" svg:width="0.269cm" svg:height="0.323cm" svg:x="3.084cm" svg:y="2.24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7" draw:text-style-name="P5" draw:layer="layout" svg:width="0.317cm" svg:height="0.323cm" svg:x="3.402cm" svg:y="2.2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7" draw:text-style-name="P5" draw:layer="layout" svg:width="0.221cm" svg:height="0.441cm" svg:x="3.736cm" svg:y="2.129cm" svg:viewBox="0 0 222 442" svg:d="M110 152h100v-22h-100v-130h-18c-2 58-22 134-92 136v16h60v194c0 88 66 96 92 96 50 0 70-50 70-96v-40h-18v40c0 52-22 78-48 78-46 0-46-64-46-76z">
            <text:p/>
          </draw:path>
          <draw:path draw:style-name="gr7" draw:text-style-name="P5" draw:layer="layout" svg:width="0.151cm" svg:height="0.471cm" svg:x="4.018cm" svg:y="2.0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7" draw:text-style-name="P5" draw:layer="layout" svg:width="0.313cm" svg:height="0.323cm" svg:x="4.208cm" svg:y="2.2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7" draw:text-style-name="P5" draw:layer="layout" svg:width="0.355cm" svg:height="0.311cm" svg:x="4.562cm" svg:y="2.251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7" draw:text-style-name="P5" draw:layer="layout" svg:width="0.355cm" svg:height="0.319cm" svg:x="5.184cm" svg:y="2.25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7" draw:text-style-name="P5" draw:layer="layout" svg:width="0.347cm" svg:height="0.449cm" svg:x="5.572cm" svg:y="2.251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7" draw:text-style-name="P5" draw:layer="layout" svg:width="0.347cm" svg:height="0.497cm" svg:x="5.984cm" svg:y="2.0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7" draw:text-style-name="P5" draw:layer="layout" svg:width="0.317cm" svg:height="0.323cm" svg:x="6.378cm" svg:y="2.2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7" draw:text-style-name="P5" draw:layer="layout" svg:width="0.221cm" svg:height="0.441cm" svg:x="6.712cm" svg:y="2.129cm" svg:viewBox="0 0 222 442" svg:d="M110 152h100v-22h-100v-130h-18c-2 58-22 134-92 136v16h60v194c0 88 66 96 92 96 50 0 70-50 70-96v-40h-18v40c0 52-20 78-48 78-46 0-46-64-46-76z">
            <text:p/>
          </draw:path>
          <draw:path draw:style-name="gr7" draw:text-style-name="P5" draw:layer="layout" svg:width="0.273cm" svg:height="0.323cm" svg:x="6.992cm" svg:y="2.2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5" draw:layer="layout" svg:width="0.229cm" svg:height="0.497cm" svg:x="7.54cm" svg:y="2.06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7" draw:text-style-name="P5" draw:layer="layout" svg:width="0.313cm" svg:height="0.323cm" svg:x="7.75cm" svg:y="2.2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7" draw:text-style-name="P5" draw:layer="layout" svg:width="0.237cm" svg:height="0.311cm" svg:x="8.1cm" svg:y="2.2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7" draw:text-style-name="P5" draw:layer="layout" svg:width="0.351cm" svg:height="0.319cm" svg:x="8.61cm" svg:y="2.25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7" draw:text-style-name="P5" draw:layer="layout" svg:width="0.355cm" svg:height="0.489cm" svg:x="9.246cm" svg:y="2.073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7" draw:text-style-name="P5" draw:layer="layout" svg:width="0.317cm" svg:height="0.323cm" svg:x="9.642cm" svg:y="2.2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7" draw:text-style-name="P5" draw:layer="layout" svg:width="0.231cm" svg:height="0.323cm" svg:x="9.986cm" svg:y="2.24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7" draw:text-style-name="P5" draw:layer="layout" svg:width="0.317cm" svg:height="0.323cm" svg:x="10.504cm" svg:y="2.2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7" draw:text-style-name="P5" draw:layer="layout" svg:width="0.237cm" svg:height="0.311cm" svg:x="10.844cm" svg:y="2.2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7" draw:text-style-name="P5" draw:layer="layout" svg:width="0.237cm" svg:height="0.311cm" svg:x="11.118cm" svg:y="2.2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7" draw:text-style-name="P5" draw:layer="layout" svg:width="0.151cm" svg:height="0.471cm" svg:x="11.396cm" svg:y="2.0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7" draw:text-style-name="P5" draw:layer="layout" svg:width="0.345cm" svg:height="0.311cm" svg:x="11.58cm" svg:y="2.259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7" draw:text-style-name="P5" draw:layer="layout" svg:width="0.273cm" svg:height="0.323cm" svg:x="11.938cm" svg:y="2.2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5" draw:layer="layout" svg:width="0.347cm" svg:height="0.497cm" svg:x="12.252cm" svg:y="2.0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</draw:g>
        <draw:g>
          <svg:title>TexMaths</svg:title>
          <svg:desc>20§latex§\begin{eqnarray*}
\texttt{FORGETP} =
\begin{cases} p \leftarrow p' \\ 
p' \leftarrow p''\\
p'' \leftarrow null
\end{cases}
\end{eqnarray*} §svg§600§TRUE§</svg:desc>
          <draw:polygon draw:style-name="gr6" draw:text-style-name="P4" draw:layer="layout" svg:width="7.213cm" svg:height="2.951cm" svg:x="0.05cm" svg:y="2.966cm" svg:viewBox="0 0 7214 2952" draw:points="3608,2952 0,2952 0,0 7214,0 7214,2952">
            <text:p/>
          </draw:polygon>
          <draw:path draw:style-name="gr7" draw:text-style-name="P5" draw:layer="layout" svg:width="0.325cm" svg:height="0.431cm" svg:x="0.07cm" svg:y="4.188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7" draw:text-style-name="P5" draw:layer="layout" svg:width="0.291cm" svg:height="0.445cm" svg:x="0.458cm" svg:y="4.1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7" draw:text-style-name="P5" draw:layer="layout" svg:width="0.353cm" svg:height="0.439cm" svg:x="0.8cm" svg:y="4.188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323cm" svg:height="0.445cm" svg:x="1.18cm" svg:y="4.1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7" draw:text-style-name="P5" draw:layer="layout" svg:width="0.335cm" svg:height="0.431cm" svg:x="1.538cm" svg:y="4.188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7" draw:text-style-name="P5" draw:layer="layout" svg:width="0.333cm" svg:height="0.431cm" svg:x="1.906cm" svg:y="4.188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7" draw:text-style-name="P5" draw:layer="layout" svg:width="0.321cm" svg:height="0.431cm" svg:x="2.274cm" svg:y="4.188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7" draw:text-style-name="P5" draw:layer="layout" svg:width="0.469cm" svg:height="0.165cm" svg:x="2.868cm" svg:y="4.36cm" svg:viewBox="0 0 470 166" svg:d="M446 28c10 0 24 0 24-14s-14-14-24-14h-422c-10 0-24 0-24 14s14 14 24 14zM446 166c10 0 24 0 24-14s-14-14-24-14h-422c-10 0-24 0-24 14s14 14 24 14z">
            <text:p/>
          </draw:path>
          <draw:path draw:style-name="gr7" draw:text-style-name="P5" draw:layer="layout" svg:width="0.235cm" svg:height="0.639cm" svg:x="3.838cm" svg:y="2.966cm" svg:viewBox="0 0 236 640" svg:d="M86 318c0-58 14-192 140-280 10-8 10-8 10-22 0-16 0-16-18-16h-10c-154 82-208 216-208 318v304c0 18 0 18 20 18h46c18 0 20 0 20-18z">
            <text:p/>
          </draw:path>
          <draw:path draw:style-name="gr7" draw:text-style-name="P5" draw:layer="layout" svg:width="0.085cm" svg:height="0.225cm" svg:x="3.838cm" svg:y="3.592cm" svg:viewBox="0 0 86 226" svg:d="M86 20c0-20 0-20-20-20h-46c-20 0-20 0-20 20v188c0 18 0 18 20 18h46c20 0 20 0 20-18z">
            <text:p/>
          </draw:path>
          <draw:path draw:style-name="gr7" draw:text-style-name="P5" draw:layer="layout" svg:width="0.235cm" svg:height="1.281cm" svg:x="3.688cm" svg:y="3.802cm" svg:viewBox="0 0 236 1282" svg:d="M152 1262c0 18 0 20 20 20h44c20 0 20-2 20-20v-296c0-86-36-230-194-326 160-96 194-240 194-324v-296c0-20 0-20-20-20h-44c-20 0-20 0-20 20v296c0 60-14 206-144 304-8 8-8 8-8 20 0 14 0 14 8 20 18 14 68 52 102 122 28 58 42 120 42 182z">
            <text:p/>
          </draw:path>
          <draw:path draw:style-name="gr7" draw:text-style-name="P5" draw:layer="layout" svg:width="0.085cm" svg:height="0.225cm" svg:x="3.838cm" svg:y="5.068cm" svg:viewBox="0 0 86 226" svg:d="M86 20c0-20 0-20-20-20h-46c-20 0-20 0-20 20v188c0 18 0 18 20 18h46c20 0 20 0 20-18z">
            <text:p/>
          </draw:path>
          <draw:path draw:style-name="gr7" draw:text-style-name="P5" draw:layer="layout" svg:width="0.235cm" svg:height="0.639cm" svg:x="3.838cm" svg:y="5.278cm" svg:viewBox="0 0 236 640" svg:d="M218 640c18 0 18 0 18-16 0-12 0-14-2-16-22-16-74-52-108-116-26-54-40-108-40-170v-302c0-20-2-20-20-20h-46c-20 0-20 0-20 20v302c0 104 54 238 208 318z">
            <text:p/>
          </draw:path>
          <draw:path draw:style-name="gr7" draw:text-style-name="P5" draw:layer="layout" svg:width="0.367cm" svg:height="0.449cm" svg:x="4.17cm" svg:y="3.3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625cm" svg:height="0.367cm" svg:x="4.78cm" svg:y="3.274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7" draw:text-style-name="P5" draw:layer="layout" svg:width="0.367cm" svg:height="0.449cm" svg:x="5.614cm" svg:y="3.3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6.012cm" svg:y="3.102cm" svg:viewBox="0 0 126 256" svg:d="M122 44c4-10 4-14 4-16 0-16-14-28-30-28-20 0-26 16-28 24l-66 214c0 2-2 8-2 8 0 6 16 10 20 10s4 0 8-8z">
            <text:p/>
          </draw:path>
          <draw:path draw:style-name="gr7" draw:text-style-name="P5" draw:layer="layout" svg:width="0.367cm" svg:height="0.449cm" svg:x="4.17cm" svg:y="4.3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4.57cm" svg:y="4.114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625cm" svg:height="0.367cm" svg:x="4.978cm" svg:y="4.286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7" draw:text-style-name="P5" draw:layer="layout" svg:width="0.367cm" svg:height="0.449cm" svg:x="5.812cm" svg:y="4.3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6.21cm" svg:y="4.114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125cm" svg:height="0.255cm" svg:x="6.372cm" svg:y="4.114cm" svg:viewBox="0 0 126 256" svg:d="M120 44c4-10 6-14 6-16 0-16-14-28-30-28-20 0-26 16-28 24l-66 214c0 2-2 8-2 8 0 6 16 10 20 10 2 0 4 0 6-8z">
            <text:p/>
          </draw:path>
          <draw:path draw:style-name="gr7" draw:text-style-name="P5" draw:layer="layout" svg:width="0.367cm" svg:height="0.449cm" svg:x="4.17cm" svg:y="5.3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7" draw:text-style-name="P5" draw:layer="layout" svg:width="0.125cm" svg:height="0.255cm" svg:x="4.57cm" svg:y="5.126cm" svg:viewBox="0 0 126 256" svg:d="M122 44c4-10 4-14 4-16 0-16-14-28-30-28-20 0-24 16-28 24l-66 214c0 2-2 8-2 8 0 6 16 10 20 10s4 0 8-8z">
            <text:p/>
          </draw:path>
          <draw:path draw:style-name="gr7" draw:text-style-name="P5" draw:layer="layout" svg:width="0.125cm" svg:height="0.255cm" svg:x="4.73cm" svg:y="5.126cm" svg:viewBox="0 0 126 256" svg:d="M120 44c4-10 6-14 6-16 0-16-14-28-30-28-20 0-26 16-28 24l-66 214c0 2-2 8-2 8 0 6 16 10 20 10 2 0 4 0 6-8z">
            <text:p/>
          </draw:path>
          <draw:path draw:style-name="gr7" draw:text-style-name="P5" draw:layer="layout" svg:width="0.625cm" svg:height="0.367cm" svg:x="5.14cm" svg:y="5.298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7" draw:text-style-name="P5" draw:layer="layout" svg:width="0.381cm" svg:height="0.319cm" svg:x="6.016cm" svg:y="5.34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7" draw:text-style-name="P5" draw:layer="layout" svg:width="0.363cm" svg:height="0.319cm" svg:x="6.436cm" svg:y="5.346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7" draw:text-style-name="P5" draw:layer="layout" svg:width="0.151cm" svg:height="0.497cm" svg:x="6.848cm" svg:y="5.1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7" draw:text-style-name="P5" draw:layer="layout" svg:width="0.151cm" svg:height="0.497cm" svg:x="7.07cm" svg:y="5.1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AVR}/\texttt{AV}_{p''}$§svg§600§TRUE§</svg:desc>
          <draw:polygon draw:style-name="gr6" draw:text-style-name="P4" draw:layer="layout" svg:width="2.793cm" svg:height="0.727cm" svg:x="21.05cm" svg:y="6.17cm" svg:viewBox="0 0 2794 728" draw:points="1398,728 0,728 0,0 2794,0 2794,728">
            <text:p/>
          </draw:polygon>
          <draw:path draw:style-name="gr7" draw:text-style-name="P5" draw:layer="layout" svg:width="0.331cm" svg:height="0.439cm" svg:x="21.068cm" svg:y="6.258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21.43cm" svg:y="6.266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7" draw:text-style-name="P5" draw:layer="layout" svg:width="0.353cm" svg:height="0.439cm" svg:x="21.8cm" svg:y="6.26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275cm" svg:height="0.703cm" svg:x="22.196cm" svg:y="6.168cm" svg:viewBox="0 0 276 704" svg:d="M272 26c4-8 4-12 4-12 0-8-6-14-14-14-6 0-10 2-12 6l-246 672c-4 10-4 12-4 12 0 8 6 14 14 14 10 0 12-4 16-16z">
            <text:p/>
          </draw:path>
          <draw:path draw:style-name="gr7" draw:text-style-name="P5" draw:layer="layout" svg:width="0.331cm" svg:height="0.439cm" svg:x="22.526cm" svg:y="6.258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22.888cm" svg:y="6.266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7" draw:text-style-name="P5" draw:layer="layout" svg:width="0.275cm" svg:height="0.313cm" svg:x="23.244cm" svg:y="6.58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5" draw:layer="layout" svg:width="0.099cm" svg:height="0.185cm" svg:x="23.566cm" svg:y="6.464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099cm" svg:height="0.185cm" svg:x="23.722cm" svg:y="6.464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AVR}/\texttt{AV}_{p''}$§svg§600§TRUE§</svg:desc>
          <draw:polygon draw:style-name="gr6" draw:text-style-name="P4" draw:layer="layout" svg:width="2.793cm" svg:height="0.727cm" svg:x="18.551cm" svg:y="19.571cm" svg:viewBox="0 0 2794 728" draw:points="1398,728 0,728 0,0 2794,0 2794,728">
            <text:p/>
          </draw:polygon>
          <draw:path draw:style-name="gr7" draw:text-style-name="P5" draw:layer="layout" svg:width="0.331cm" svg:height="0.439cm" svg:x="18.569cm" svg:y="19.65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18.931cm" svg:y="19.667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7" draw:text-style-name="P5" draw:layer="layout" svg:width="0.353cm" svg:height="0.439cm" svg:x="19.301cm" svg:y="19.667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7" draw:text-style-name="P5" draw:layer="layout" svg:width="0.275cm" svg:height="0.703cm" svg:x="19.697cm" svg:y="19.569cm" svg:viewBox="0 0 276 704" svg:d="M272 26c4-8 4-12 4-12 0-8-6-14-14-14-6 0-10 2-12 6l-246 672c-4 10-4 12-4 12 0 8 6 14 14 14 10 0 12-4 16-16z">
            <text:p/>
          </draw:path>
          <draw:path draw:style-name="gr7" draw:text-style-name="P5" draw:layer="layout" svg:width="0.331cm" svg:height="0.439cm" svg:x="20.027cm" svg:y="19.65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7" draw:text-style-name="P5" draw:layer="layout" svg:width="0.345cm" svg:height="0.437cm" svg:x="20.389cm" svg:y="19.667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7" draw:text-style-name="P5" draw:layer="layout" svg:width="0.275cm" svg:height="0.313cm" svg:x="20.745cm" svg:y="19.98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7" draw:text-style-name="P5" draw:layer="layout" svg:width="0.099cm" svg:height="0.185cm" svg:x="21.067cm" svg:y="19.865cm" svg:viewBox="0 0 100 186" svg:d="M96 34c0 0 4-8 4-14 0-12-12-20-22-20-16 0-20 12-22 16l-54 154c-2 4-2 6-2 6 0 6 16 10 16 10 2 0 4-2 6-6z">
            <text:p/>
          </draw:path>
          <draw:path draw:style-name="gr7" draw:text-style-name="P5" draw:layer="layout" svg:width="0.099cm" svg:height="0.185cm" svg:x="21.223cm" svg:y="19.865cm" svg:viewBox="0 0 100 186" svg:d="M96 34c0 0 4-8 4-14 0-12-12-20-22-20-16 0-20 12-22 16l-54 154c-2 4-2 6-2 6 0 6 16 10 16 10 2 0 4-2 6-6z">
            <text:p/>
          </draw:path>
        </draw:g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04:04:01.027225404</meta:creation-date>
    <dc:date>2017-07-20T10:45:11.922657479</dc:date>
    <meta:editing-duration>PT1H2M22S</meta:editing-duration>
    <meta:editing-cycles>7</meta:editing-cycles>
    <meta:generator>LibreOffice/5.1.6.2$Linux_X86_64 LibreOffice_project/10m0$Build-2</meta:generator>
    <meta:document-statistic meta:object-count="403"/>
  </office:meta>
</office:document-meta>
</file>